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CellLayoutManager.adjustIPD( Block block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discardSpace( KnuthGlue spaceG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leCellLayoutManager.getParent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bleCellLayoutManager.setContentHeight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addBorder( Block [ ] [ ] blocks , int i , int j , Integer side , BorderInfo border , boolean ou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bleCellLayoutManager.getContentArea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getGeneratesReferenc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negotiateBPDAdjustment( int adj , KnuthElement las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setYOffset( int 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getTableC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getIPInd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ableCellLayoutManager.adjustBPD( Block block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addAreas( PositionIterator parentIter , LayoutContext layoutContext , int [ ] spannedGridRowHeights , int startRow , int endRow , int borderBeforeWhich , int borderAfterWhich , boolean firstOnPage , boolean lastOnPage , RowPainter painter , int firstRowHeight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0">
            <text:p text:style-name="Table_20_Contents">60</text:p>
          </table:table-cell>
          <table:table-cell office:value-type="float" office:value="126">
            <text:p text:style-name="Table_20_Contents">126</text:p>
          </table:table-cell>
        </table:table-row>
        <table:table-row>
          <table:table-cell office:value-type="string">
            <text:p text:style-name="Table_20_Contents">TableCellLayoutManager.getKeepTogetherStr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bleCellLayoutManager.adjustXOffset( Block block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getNextKnuthElements( LayoutContext context , int align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ableCellLayoutManager.getContentAreaBP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leCellLayoutManager.addChild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CellLayoutManager.getGeneratesBlock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setTotalHeight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adjustYOffset( Block block , i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addBackgroundAreas( RowPainter painter , int firstRowHeight , int borderBeforeWidth , int paddingRectBP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ableCellLayoutManager.TableCellLayoutManager( TableCell node , PrimaryGridUnit pg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CellLayoutManager.setXOffset( int 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isSeparateBorde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LayoutManager.getBackgroundArea( int bpd , int borderBefore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bleCellLayoutManager.g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